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roid Sans Mono&quot;" svg:font-family="'&quot;Droid Sans Mono&quot;'"/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41pt"/>
    </style:style>
    <style:style style:name="co3" style:family="table-column">
      <style:table-column-properties fo:break-before="auto" style:column-width="68.7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cccc" style:text-outline="false" style:text-line-through-style="none" style:text-line-through-type="none" style:font-name="&quot;Droid Sans Mono&quot;" fo:font-size="11pt" fo:font-style="normal" fo:text-shadow="none" style:text-underline-style="none" fo:font-weight="normal" style:font-size-asian="11pt" style:font-style-asian="normal" style:font-weight-asian="normal" style:font-name-complex="&quot;Droid Sans Mono&quot;" style:font-size-complex="11pt" style:font-style-complex="normal" style:font-weight-complex="normal"/>
    </style:style>
    <style:style style:name="ce6" style:family="table-cell" style:parent-style-name="Default">
      <style:table-cell-properties fo:background-color="#00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cccc" style:text-outline="false" style:text-line-through-style="none" style:text-line-through-type="none" style:font-name="&quot;Droid Sans Mono&quot;" fo:font-size="11pt" fo:font-style="normal" fo:text-shadow="none" style:text-underline-style="none" fo:font-weight="normal" style:font-size-asian="11pt" style:font-style-asian="normal" style:font-weight-asian="normal" style:font-name-complex="&quot;Droid Sans Mono&quot;" style:font-size-complex="11pt" style:font-style-complex="normal" style:font-weight-complex="normal"/>
    </style:style>
    <style:style style:name="ce7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cccc" style:text-outline="false" style:text-line-through-style="none" style:text-line-through-type="none" style:font-name="&quot;Droid Sans Mono&quot;" fo:font-size="11pt" fo:font-style="normal" fo:text-shadow="none" style:text-underline-style="none" fo:font-weight="normal" style:font-size-asian="11pt" style:font-style-asian="normal" style:font-weight-asian="normal" style:font-name-complex="&quot;Droid Sans Mono&quot;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ISM</text:p>
          </table:table-cell>
          <table:covered-table-cell/>
          <table:table-cell table:style-name="ce2"/>
          <table:table-cell table:style-name="ce5" office:value-type="float" office:value="656.28" calcext:value-type="float">
            <text:p>656.28</text:p>
          </table:table-cell>
          <table:table-cell table:style-name="ce6" office:value-type="float" office:value="486.14" calcext:value-type="float">
            <text:p>486.14</text:p>
          </table:table-cell>
          <table:table-cell table:style-name="ce7" office:value-type="float" office:value="434.05" calcext:value-type="float">
            <text:p>434.05</text:p>
          </table:table-cell>
          <table:table-cell table:number-columns-repeated="8"/>
          <table:table-cell table:style-name="ce8" office:value-type="string" calcext:value-type="string">
            <text:p>delta</text:p>
          </table:table-cell>
          <table:table-cell/>
          <table:table-cell table:style-name="ce8" office:value-type="string" calcext:value-type="string">
            <text:p>ddelta</text:p>
          </table:table-cell>
          <table:table-cell table:style-name="ce9" table:formula="of:=1/60" office:value-type="float" office:value="0.01666666667" calcext:value-type="float">
            <text:p>0.01666666667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_m</text:p>
          </table:table-cell>
          <table:table-cell table:style-name="ce4" office:value-type="string" calcext:value-type="string">
            <text:p>arcmin</text:p>
          </table:table-cell>
          <table:table-cell table:style-name="ce2" office:value-type="string" calcext:value-type="string">
            <text:p>Final</text:p>
          </table:table-cell>
          <table:table-cell table:style-name="ce2" table:number-columns-repeated="2"/>
          <table:table-cell table:style-name="ce8" office:value-type="string" calcext:value-type="string">
            <text:p>lambda</text:p>
          </table:table-cell>
          <table:table-cell table:style-name="ce8" office:value-type="string" calcext:value-type="string">
            <text:p>%</text:p>
          </table:table-cell>
          <table:table-cell/>
          <table:table-cell table:style-name="ce8" office:value-type="string" calcext:value-type="string">
            <text:p>Red</text:p>
          </table:table-cell>
          <table:table-cell table:style-name="ce9" table:formula="of:=AVERAGE([.F3];[.F6];[.F9];[.F12];[.F15])" office:value-type="float" office:value="638.025007028533" calcext:value-type="float">
            <text:p>638.025007028533</text:p>
          </table:table-cell>
          <table:table-cell table:number-columns-repeated="6"/>
          <table:table-cell table:style-name="ce8" office:value-type="string" calcext:value-type="string">
            <text:p>beta</text:p>
          </table:table-cell>
          <table:table-cell table:style-name="ce8" table:formula="of:=0.0093*10^-12" office:value-type="float" office:value="0" calcext:value-type="float">
            <text:p>0</text:p>
          </table:table-cell>
          <table:table-cell table:style-name="ce9" table:formula="of:=[.R2]*0.8/10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47.5" calcext:value-type="float">
            <text:p>47.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7.75" calcext:value-type="float">
            <text:p>47.75</text:p>
          </table:table-cell>
          <table:table-cell table:style-name="ce2" office:value-type="string" calcext:value-type="string">
            <text:p>Red</text:p>
          </table:table-cell>
          <table:table-cell table:style-name="ce3" table:formula="of:=SQRT(((2*SIN(((60+[.C3])/2)*(3.14159/180))-1.5935)^-1)*((0.0093*10^-12)))" office:value-type="float" office:value="0.000000650699911229768" calcext:value-type="float">
            <text:p>6.50699911229768E-07</text:p>
          </table:table-cell>
          <table:table-cell table:style-name="ce9" table:formula="of:=[.E3]/10^-9" office:value-type="float" office:value="650.699911229768" calcext:value-type="float">
            <text:p>650.699911229768</text:p>
          </table:table-cell>
          <table:table-cell table:style-name="ce9" table:formula="of:=(2*ABS([.F3]-[.$D$1])/([.F3]+[.$D$1]))*100" office:value-type="float" office:value="0.8538905185" calcext:value-type="float">
            <text:p>0.8538905185</text:p>
          </table:table-cell>
          <table:table-cell/>
          <table:table-cell table:style-name="ce8" office:value-type="string" calcext:value-type="string">
            <text:p>Blue</text:p>
          </table:table-cell>
          <table:table-cell table:style-name="ce9" table:formula="of:=AVERAGE([.F4];[.F7];[.F10];[.F13];[.F16])" office:value-type="float" office:value="477.036108195843" calcext:value-type="float">
            <text:p>477.036108195843</text:p>
          </table:table-cell>
          <table:table-cell table:number-columns-repeated="4"/>
          <table:table-cell table:style-name="ce9" table:formula="of:=([.E3]^-1)*SQRT((((COS((([.C3]+(3.14159/3))/2)*(3.14159/180)))/(2*[.$R$2]))*1/60)^2+((1/(2*[.$R$2]))*0.012748)^2+(((2*SIN((([.C3]+(3.14159/3))/2)*(3.14159/180))-[.$R$3])/(2*[.$R$2]^2))*4.65*10^-16)^2)" office:value-type="string" office:string-value="" calcext:value-type="error">
            <text:p>#DIV/0!</text:p>
          </table:table-cell>
          <table:table-cell/>
          <table:table-cell table:style-name="ce8" office:value-type="string" calcext:value-type="string">
            <text:p>alpha</text:p>
          </table:table-cell>
          <table:table-cell table:style-name="ce8" office:value-type="float" office:value="1.5935" calcext:value-type="float">
            <text:p>1.5935</text:p>
          </table:table-cell>
          <table:table-cell table:style-name="ce9" table:formula="of:=[.R3]*0.8/100" office:value-type="float" office:value="0.012748" calcext:value-type="float">
            <text:p>0.012748</text:p>
          </table:table-cell>
          <table:table-cell table:number-columns-repeated="1005"/>
        </table:table-row>
        <table:table-row table:style-name="ro1">
          <table:table-cell table:style-name="ce3" office:value-type="float" office:value="49.5" calcext:value-type="float">
            <text:p>49.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9.95" calcext:value-type="float">
            <text:p>49.95</text:p>
          </table:table-cell>
          <table:table-cell table:style-name="ce2" office:value-type="string" calcext:value-type="string">
            <text:p>Teal</text:p>
          </table:table-cell>
          <table:table-cell table:style-name="ce3" table:formula="of:=SQRT(((2*SIN(((60+[.C4])/2)*(3.14159/180))-1.5935)^-1)*((0.0093*10^-12)))" office:value-type="float" office:value="0.00000045817094097831" calcext:value-type="float">
            <text:p>4.5817094097831E-07</text:p>
          </table:table-cell>
          <table:table-cell table:style-name="ce9" table:formula="of:=[.E4]/10^-9" office:value-type="float" office:value="458.17094097831" calcext:value-type="float">
            <text:p>458.17094097831</text:p>
          </table:table-cell>
          <table:table-cell table:style-name="ce9" table:formula="of:=(2*ABS([.F4]-[.$E$1])/([.F4]+[.$E$1]))*100" office:value-type="float" office:value="5.923696911" calcext:value-type="float">
            <text:p>5.923696911</text:p>
          </table:table-cell>
          <table:table-cell/>
          <table:table-cell table:style-name="ce8" office:value-type="string" calcext:value-type="string">
            <text:p>Purp</text:p>
          </table:table-cell>
          <table:table-cell table:style-name="ce9" table:formula="of:=AVERAGE([.F5];[.F8];[.F11];[.F14];[.F17])" office:value-type="float" office:value="431.203383217641" calcext:value-type="float">
            <text:p>431.203383217641</text:p>
          </table:table-cell>
          <table:table-cell table:number-columns-repeated="4"/>
          <table:table-cell table:style-name="ce9" table:formula="of:=([.E4]^-1)*SQRT((((COS((([.C4]+(3.14159/3))/2)*(3.14159/180)))/(2*[.$R$2]))*1/60)^2+((1/(2*[.$R$2]))*0.012748)^2+(((2*SIN((([.C4]+(3.14159/3))/2)*(3.14159/180))-[.$R$3])/(2*[.$R$2]^2))*4.65*10^-16)^2)" office:value-type="string" office:string-value="" calcext:value-type="error">
            <text:p>#DIV/0!</text:p>
          </table:table-cell>
          <table:table-cell/>
          <table:table-cell table:style-name="ce8" office:value-type="string" calcext:value-type="string">
            <text:p>T1</text:p>
          </table:table-cell>
          <table:table-cell table:style-name="ce9" table:formula="of:=(((COS((([.C3]+(3.14159/3))/2)*(3.14159/180)))/(2*[.$R$2]))*1/60)^2" office:value-type="float" office:value="6.65911E+023" calcext:value-type="float">
            <text:p>6.65911E+023</text:p>
          </table:table-cell>
          <table:table-cell table:number-columns-repeated="1006"/>
        </table:table-row>
        <table:table-row table:style-name="ro1">
          <table:table-cell table:style-name="ce3" office:value-type="float" office:value="50.5" calcext:value-type="float">
            <text:p>50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.55" calcext:value-type="float">
            <text:p>50.55</text:p>
          </table:table-cell>
          <table:table-cell table:style-name="ce2" office:value-type="string" calcext:value-type="string">
            <text:p>Violet</text:p>
          </table:table-cell>
          <table:table-cell table:style-name="ce3" table:formula="of:=SQRT(((2*SIN(((60+[.C5])/2)*(3.14159/180))-1.5935)^-1)*((0.0093*10^-12)))" office:value-type="float" office:value="0.000000430030998264681" calcext:value-type="float">
            <text:p>4.30030998264681E-07</text:p>
          </table:table-cell>
          <table:table-cell table:style-name="ce9" table:formula="of:=[.E5]/10^-9" office:value-type="float" office:value="430.030998264681" calcext:value-type="float">
            <text:p>430.030998264681</text:p>
          </table:table-cell>
          <table:table-cell table:style-name="ce9" table:formula="of:=(2*ABS([.F5]-[.$F$1])/([.F5]+[.$F$1]))*100" office:value-type="float" office:value="0.9302372679" calcext:value-type="float">
            <text:p>0.9302372679</text:p>
          </table:table-cell>
          <table:table-cell table:number-columns-repeated="7"/>
          <table:table-cell table:style-name="ce9" table:formula="of:=([.E5]^-1)*SQRT((((COS((([.C5]+(3.14159/3))/2)*(3.14159/180)))/(2*[.$R$2]))*1/60)^2+((1/(2*[.$R$2]))*0.012748)^2+(((2*SIN((([.C5]+(3.14159/3))/2)*(3.14159/180))-[.$R$3])/(2*[.$R$2]^2))*4.65*10^-16)^2)" office:value-type="string" office:string-value="" calcext:value-type="error">
            <text:p>#DIV/0!</text:p>
          </table:table-cell>
          <table:table-cell/>
          <table:table-cell table:style-name="ce8" office:value-type="string" calcext:value-type="string">
            <text:p>T2</text:p>
          </table:table-cell>
          <table:table-cell table:style-name="ce9" table:formula="of:=((1/(2*[.R2]))*0.012748)^2" office:value-type="float" office:value="4.69741E+023" calcext:value-type="float">
            <text:p>4.69741E+023</text:p>
          </table:table-cell>
          <table:table-cell table:number-columns-repeated="1006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.0166666666667" calcext:value-type="float">
            <text:p>48.0166666666667</text:p>
          </table:table-cell>
          <table:table-cell table:style-name="ce2" office:value-type="string" calcext:value-type="string">
            <text:p>Red</text:p>
          </table:table-cell>
          <table:table-cell table:style-name="ce3" table:formula="of:=SQRT(((2*SIN(((60+[.C6])/2)*(3.14159/180))-1.5935)^-1)*((0.0093*10^-12)))" office:value-type="float" office:value="0.00000061356093068993" calcext:value-type="float">
            <text:p>6.1356093068993E-07</text:p>
          </table:table-cell>
          <table:table-cell table:style-name="ce9" table:formula="of:=[.E6]/10^-9" office:value-type="float" office:value="613.56093068993" calcext:value-type="float">
            <text:p>613.56093068993</text:p>
          </table:table-cell>
          <table:table-cell table:style-name="ce9" table:formula="of:=(2*ABS([.F6]-[.$D$1])/([.F6]+[.$D$1]))*100" office:value-type="float" office:value="6.728255213" calcext:value-type="float">
            <text:p>6.728255213</text:p>
          </table:table-cell>
          <table:table-cell table:number-columns-repeated="7"/>
          <table:table-cell table:style-name="ce9" table:formula="of:=([.E6]^-1)*SQRT((((COS((([.C6]+(3.14159/3))/2)*(3.14159/180)))/(2*[.$R$2]))*1/60)^2+((1/(2*[.$R$2]))*0.012748)^2+(((2*SIN((([.C6]+(3.14159/3))/2)*(3.14159/180))-[.$R$3])/(2*[.$R$2]^2))*4.65*10^-16)^2)" office:value-type="string" office:string-value="" calcext:value-type="error">
            <text:p>#DIV/0!</text:p>
          </table:table-cell>
          <table:table-cell/>
          <table:table-cell table:style-name="ce8" office:value-type="string" calcext:value-type="string">
            <text:p>T3</text:p>
          </table:table-cell>
          <table:table-cell table:style-name="ce9" table:formula="of:=(((SIN((([.C3]+(3.14159/3))/2)*(3.14159/180))-[.R3])/([.$R$2]^2))*4.65*10^-16)^2" office:value-type="float" office:value="4.0276E+025" calcext:value-type="float">
            <text:p>4.0276E+025</text:p>
          </table:table-cell>
          <table:table-cell table:number-columns-repeated="1006"/>
        </table:table-row>
        <table:table-row table:style-name="ro1">
          <table:table-cell table:style-name="ce3" office:value-type="float" office:value="49.5" calcext:value-type="float">
            <text:p>49.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.5833333333333" calcext:value-type="float">
            <text:p>49.5833333333333</text:p>
          </table:table-cell>
          <table:table-cell table:style-name="ce2" office:value-type="string" calcext:value-type="string">
            <text:p>Teal</text:p>
          </table:table-cell>
          <table:table-cell table:style-name="ce3" table:formula="of:=SQRT(((2*SIN(((60+[.C7])/2)*(3.14159/180))-1.5935)^-1)*((0.0093*10^-12)))" office:value-type="float" office:value="0.000000478481616902034" calcext:value-type="float">
            <text:p>4.78481616902034E-07</text:p>
          </table:table-cell>
          <table:table-cell table:style-name="ce9" table:formula="of:=[.E7]/10^-9" office:value-type="float" office:value="478.481616902034" calcext:value-type="float">
            <text:p>478.481616902034</text:p>
          </table:table-cell>
          <table:table-cell table:style-name="ce9" table:formula="of:=(2*ABS([.F7]-[.$E$1])/([.F7]+[.$E$1]))*100" office:value-type="float" office:value="1.587852265" calcext:value-type="float">
            <text:p>1.587852265</text:p>
          </table:table-cell>
          <table:table-cell table:number-columns-repeated="7"/>
          <table:table-cell table:style-name="ce9" table:formula="of:=([.E7]^-1)*SQRT((((COS((([.C7]+(3.14159/3))/2)*(3.14159/180)))/(2*[.$R$2]))*1/60)^2+((1/(2*[.$R$2]))*0.012748)^2+(((2*SIN((([.C7]+(3.14159/3))/2)*(3.14159/180))-[.$R$3])/(2*[.$R$2]^2))*4.65*10^-16)^2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3" office:value-type="float" office:value="50.5" calcext:value-type="float">
            <text:p>50.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0.65" calcext:value-type="float">
            <text:p>50.65</text:p>
          </table:table-cell>
          <table:table-cell table:style-name="ce2" office:value-type="string" calcext:value-type="string">
            <text:p>Violet</text:p>
          </table:table-cell>
          <table:table-cell table:style-name="ce3" table:formula="of:=SQRT(((2*SIN(((60+[.C8])/2)*(3.14159/180))-1.5935)^-1)*((0.0093*10^-12)))" office:value-type="float" office:value="0.000000425844877938897" calcext:value-type="float">
            <text:p>4.25844877938897E-07</text:p>
          </table:table-cell>
          <table:table-cell table:style-name="ce9" table:formula="of:=[.E8]/10^-9" office:value-type="float" office:value="425.844877938897" calcext:value-type="float">
            <text:p>425.844877938897</text:p>
          </table:table-cell>
          <table:table-cell table:style-name="ce9" table:formula="of:=(2*ABS([.F8]-[.$F$1])/([.F8]+[.$F$1]))*100" office:value-type="float" office:value="1.908401195" calcext:value-type="float">
            <text:p>1.908401195</text:p>
          </table:table-cell>
          <table:table-cell table:number-columns-repeated="7"/>
          <table:table-cell table:style-name="ce9" table:formula="of:=([.E8]^-1)*SQRT((((COS((([.C8]+(3.14159/3))/2)*(3.14159/180)))/(2*[.$R$2]))*1/60)^2+((1/(2*[.$R$2]))*0.012748)^2+(((2*SIN((([.C8]+(3.14159/3))/2)*(3.14159/180))-[.$R$3])/(2*[.$R$2]^2))*4.65*10^-16)^2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3" office:value-type="float" office:value="47.5" calcext:value-type="float">
            <text:p>47.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7.9333333333333" calcext:value-type="float">
            <text:p>47.9333333333333</text:p>
          </table:table-cell>
          <table:table-cell table:style-name="ce2" office:value-type="string" calcext:value-type="string">
            <text:p>Red</text:p>
          </table:table-cell>
          <table:table-cell table:style-name="ce3" table:formula="of:=SQRT(((2*SIN(((60+[.C9])/2)*(3.14159/180))-1.5935)^-1)*((0.0093*10^-12)))" office:value-type="float" office:value="0.000000624464370763434" calcext:value-type="float">
            <text:p>6.24464370763434E-07</text:p>
          </table:table-cell>
          <table:table-cell table:style-name="ce9" table:formula="of:=[.E9]/10^-9" office:value-type="float" office:value="624.464370763434" calcext:value-type="float">
            <text:p>624.464370763434</text:p>
          </table:table-cell>
          <table:table-cell table:style-name="ce9" table:formula="of:=(2*ABS([.F9]-[.$D$1])/([.F9]+[.$D$1]))*100" office:value-type="float" office:value="4.968302803" calcext:value-type="float">
            <text:p>4.968302803</text:p>
          </table:table-cell>
          <table:table-cell table:number-columns-repeated="7"/>
          <table:table-cell table:style-name="ce9" table:formula="of:=([.E9]^-1)*SQRT((((COS((([.C9]+(3.14159/3))/2)*(3.14159/180)))/(2*[.$R$2]))*1/60)^2+((1/(2*[.$R$2]))*0.012748)^2+(((2*SIN((([.C9]+(3.14159/3))/2)*(3.14159/180))-[.$R$3])/(2*[.$R$2]^2))*4.65*10^-16)^2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3" office:value-type="float" office:value="49.5" calcext:value-type="float">
            <text:p>49.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.5666666666667" calcext:value-type="float">
            <text:p>49.5666666666667</text:p>
          </table:table-cell>
          <table:table-cell table:style-name="ce2" office:value-type="string" calcext:value-type="string">
            <text:p>Teal</text:p>
          </table:table-cell>
          <table:table-cell table:style-name="ce3" table:formula="of:=SQRT(((2*SIN(((60+[.C10])/2)*(3.14159/180))-1.5935)^-1)*((0.0093*10^-12)))" office:value-type="float" office:value="0.000000479472538208569" calcext:value-type="float">
            <text:p>4.79472538208569E-07</text:p>
          </table:table-cell>
          <table:table-cell table:style-name="ce9" table:formula="of:=[.E10]/10^-9" office:value-type="float" office:value="479.472538208569" calcext:value-type="float">
            <text:p>479.472538208569</text:p>
          </table:table-cell>
          <table:table-cell table:style-name="ce9" table:formula="of:=(2*ABS([.F10]-[.$E$1])/([.F10]+[.$E$1]))*100" office:value-type="float" office:value="1.380980782" calcext:value-type="float">
            <text:p>1.380980782</text:p>
          </table:table-cell>
          <table:table-cell table:number-columns-repeated="7"/>
          <table:table-cell table:style-name="ce9" table:formula="of:=([.E10]^-1)*SQRT((((COS((([.C10]+(3.14159/3))/2)*(3.14159/180)))/(2*[.$R$2]))*1/60)^2+((1/(2*[.$R$2]))*0.012748)^2+(((2*SIN((([.C10]+(3.14159/3))/2)*(3.14159/180))-[.$R$3])/(2*[.$R$2]^2))*4.65*10^-16)^2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0.5" calcext:value-type="float">
            <text:p>50.5</text:p>
          </table:table-cell>
          <table:table-cell table:style-name="ce2" office:value-type="string" calcext:value-type="string">
            <text:p>Violet</text:p>
          </table:table-cell>
          <table:table-cell table:style-name="ce3" table:formula="of:=SQRT(((2*SIN(((60+[.C11])/2)*(3.14159/180))-1.5935)^-1)*((0.0093*10^-12)))" office:value-type="float" office:value="0.000000432172926841304" calcext:value-type="float">
            <text:p>4.32172926841304E-07</text:p>
          </table:table-cell>
          <table:table-cell table:style-name="ce9" table:formula="of:=[.E11]/10^-9" office:value-type="float" office:value="432.172926841304" calcext:value-type="float">
            <text:p>432.172926841304</text:p>
          </table:table-cell>
          <table:table-cell table:style-name="ce9" table:formula="of:=(2*ABS([.F11]-[.$F$1])/([.F11]+[.$F$1]))*100" office:value-type="float" office:value="0.4333926292" calcext:value-type="float">
            <text:p>0.4333926292</text:p>
          </table:table-cell>
          <table:table-cell table:number-columns-repeated="7"/>
          <table:table-cell table:style-name="ce9" table:formula="of:=([.E11]^-1)*SQRT((((COS((([.C11]+(3.14159/3))/2)*(3.14159/180)))/(2*[.$R$2]))*1/60)^2+((1/(2*[.$R$2]))*0.012748)^2+(((2*SIN((([.C11]+(3.14159/3))/2)*(3.14159/180))-[.$R$3])/(2*[.$R$2]^2))*4.65*10^-16)^2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3" office:value-type="float" office:value="47.5" calcext:value-type="float">
            <text:p>47.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7.75" calcext:value-type="float">
            <text:p>47.75</text:p>
          </table:table-cell>
          <table:table-cell table:style-name="ce2" office:value-type="string" calcext:value-type="string">
            <text:p>Red</text:p>
          </table:table-cell>
          <table:table-cell table:style-name="ce3" table:formula="of:=SQRT(((2*SIN(((60+[.C12])/2)*(3.14159/180))-1.5935)^-1)*((0.0093*10^-12)))" office:value-type="float" office:value="0.000000650699911229768" calcext:value-type="float">
            <text:p>6.50699911229768E-07</text:p>
          </table:table-cell>
          <table:table-cell table:style-name="ce9" table:formula="of:=[.E12]/10^-9" office:value-type="float" office:value="650.699911229768" calcext:value-type="float">
            <text:p>650.699911229768</text:p>
          </table:table-cell>
          <table:table-cell table:style-name="ce9" table:formula="of:=(2*ABS([.F12]-[.$D$1])/([.F12]+[.$D$1]))*100" office:value-type="float" office:value="0.8538905185" calcext:value-type="float">
            <text:p>0.8538905185</text:p>
          </table:table-cell>
          <table:table-cell table:number-columns-repeated="7"/>
          <table:table-cell table:style-name="ce9" table:formula="of:=([.E12]^-1)*SQRT((((COS((([.C12]+(3.14159/3))/2)*(3.14159/180)))/(2*[.$R$2]))*1/60)^2+((1/(2*[.$R$2]))*0.012748)^2+(((2*SIN((([.C12]+(3.14159/3))/2)*(3.14159/180))-[.$R$3])/(2*[.$R$2]^2))*4.65*10^-16)^2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9.5" calcext:value-type="float">
            <text:p>49.5</text:p>
          </table:table-cell>
          <table:table-cell table:style-name="ce2" office:value-type="string" calcext:value-type="string">
            <text:p>Teal</text:p>
          </table:table-cell>
          <table:table-cell table:style-name="ce3" table:formula="of:=SQRT(((2*SIN(((60+[.C13])/2)*(3.14159/180))-1.5935)^-1)*((0.0093*10^-12)))" office:value-type="float" office:value="0.000000483500795063388" calcext:value-type="float">
            <text:p>4.83500795063388E-07</text:p>
          </table:table-cell>
          <table:table-cell table:style-name="ce9" table:formula="of:=[.E13]/10^-9" office:value-type="float" office:value="483.500795063388" calcext:value-type="float">
            <text:p>483.500795063388</text:p>
          </table:table-cell>
          <table:table-cell table:style-name="ce9" table:formula="of:=(2*ABS([.F13]-[.$E$1])/([.F13]+[.$E$1]))*100" office:value-type="float" office:value="0.5443675534" calcext:value-type="float">
            <text:p>0.5443675534</text:p>
          </table:table-cell>
          <table:table-cell table:number-columns-repeated="7"/>
          <table:table-cell table:style-name="ce9" table:formula="of:=([.E13]^-1)*SQRT((((COS((([.C13]+(3.14159/3))/2)*(3.14159/180)))/(2*[.$R$2]))*1/60)^2+((1/(2*[.$R$2]))*0.012748)^2+(((2*SIN((([.C13]+(3.14159/3))/2)*(3.14159/180))-[.$R$3])/(2*[.$R$2]^2))*4.65*10^-16)^2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0.4666666666667" calcext:value-type="float">
            <text:p>50.4666666666667</text:p>
          </table:table-cell>
          <table:table-cell table:style-name="ce2" office:value-type="string" calcext:value-type="string">
            <text:p>Violet</text:p>
          </table:table-cell>
          <table:table-cell table:style-name="ce3" table:formula="of:=SQRT(((2*SIN(((60+[.C14])/2)*(3.14159/180))-1.5935)^-1)*((0.0093*10^-12)))" office:value-type="float" office:value="0.000000433619551123727" calcext:value-type="float">
            <text:p>4.33619551123727E-07</text:p>
          </table:table-cell>
          <table:table-cell table:style-name="ce9" table:formula="of:=[.E14]/10^-9" office:value-type="float" office:value="433.619551123727" calcext:value-type="float">
            <text:p>433.619551123727</text:p>
          </table:table-cell>
          <table:table-cell table:style-name="ce9" table:formula="of:=(2*ABS([.F14]-[.$F$1])/([.F14]+[.$F$1]))*100" office:value-type="float" office:value="0.09921954175" calcext:value-type="float">
            <text:p>0.09921954175</text:p>
          </table:table-cell>
          <table:table-cell table:number-columns-repeated="7"/>
          <table:table-cell table:style-name="ce9" table:formula="of:=([.E14]^-1)*SQRT((((COS((([.C14]+(3.14159/3))/2)*(3.14159/180)))/(2*[.$R$2]))*1/60)^2+((1/(2*[.$R$2]))*0.012748)^2+(((2*SIN((([.C14]+(3.14159/3))/2)*(3.14159/180))-[.$R$3])/(2*[.$R$2]^2))*4.65*10^-16)^2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3" office:value-type="float" office:value="47.5" calcext:value-type="float">
            <text:p>47.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7.75" calcext:value-type="float">
            <text:p>47.75</text:p>
          </table:table-cell>
          <table:table-cell table:style-name="ce2" office:value-type="string" calcext:value-type="string">
            <text:p>Red</text:p>
          </table:table-cell>
          <table:table-cell table:style-name="ce3" table:formula="of:=SQRT(((2*SIN(((60+[.C15])/2)*(3.14159/180))-1.5935)^-1)*((0.0093*10^-12)))" office:value-type="float" office:value="0.000000650699911229768" calcext:value-type="float">
            <text:p>6.50699911229768E-07</text:p>
          </table:table-cell>
          <table:table-cell table:style-name="ce9" table:formula="of:=[.E15]/10^-9" office:value-type="float" office:value="650.699911229768" calcext:value-type="float">
            <text:p>650.699911229768</text:p>
          </table:table-cell>
          <table:table-cell table:style-name="ce9" table:formula="of:=(2*ABS([.F15]-[.$D$1])/([.F15]+[.$D$1]))*100" office:value-type="float" office:value="0.8538905185" calcext:value-type="float">
            <text:p>0.8538905185</text:p>
          </table:table-cell>
          <table:table-cell table:number-columns-repeated="7"/>
          <table:table-cell table:style-name="ce9" table:formula="of:=([.E15]^-1)*SQRT((((COS((([.C15]+(3.14159/3))/2)*(3.14159/180)))/(2*[.$R$2]))*1/60)^2+((1/(2*[.$R$2]))*0.012748)^2+(((2*SIN((([.C15]+(3.14159/3))/2)*(3.14159/180))-[.$R$3])/(2*[.$R$2]^2))*4.65*10^-16)^2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9.4666666666667" calcext:value-type="float">
            <text:p>49.4666666666667</text:p>
          </table:table-cell>
          <table:table-cell table:style-name="ce2" office:value-type="string" calcext:value-type="string">
            <text:p>Teal</text:p>
          </table:table-cell>
          <table:table-cell table:style-name="ce3" table:formula="of:=SQRT(((2*SIN(((60+[.C16])/2)*(3.14159/180))-1.5935)^-1)*((0.0093*10^-12)))" office:value-type="float" office:value="0.000000485554649826915" calcext:value-type="float">
            <text:p>4.85554649826915E-07</text:p>
          </table:table-cell>
          <table:table-cell table:style-name="ce9" table:formula="of:=[.E16]/10^-9" office:value-type="float" office:value="485.554649826915" calcext:value-type="float">
            <text:p>485.554649826915</text:p>
          </table:table-cell>
          <table:table-cell table:style-name="ce9" table:formula="of:=(2*ABS([.F16]-[.$E$1])/([.F16]+[.$E$1]))*100" office:value-type="float" office:value="0.1204802709" calcext:value-type="float">
            <text:p>0.1204802709</text:p>
          </table:table-cell>
          <table:table-cell table:number-columns-repeated="7"/>
          <table:table-cell table:style-name="ce9" table:formula="of:=([.E16]^-1)*SQRT((((COS((([.C16]+(3.14159/3))/2)*(3.14159/180)))/(2*[.$R$2]))*1/60)^2+((1/(2*[.$R$2]))*0.012748)^2+(((2*SIN((([.C16]+(3.14159/3))/2)*(3.14159/180))-[.$R$3])/(2*[.$R$2]^2))*4.65*10^-16)^2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0.45" calcext:value-type="float">
            <text:p>50.45</text:p>
          </table:table-cell>
          <table:table-cell table:style-name="ce2" office:value-type="string" calcext:value-type="string">
            <text:p>Violet</text:p>
          </table:table-cell>
          <table:table-cell table:style-name="ce3" table:formula="of:=SQRT(((2*SIN(((60+[.C17])/2)*(3.14159/180))-1.5935)^-1)*((0.0093*10^-12)))" office:value-type="float" office:value="0.000000434348561919595" calcext:value-type="float">
            <text:p>4.34348561919595E-07</text:p>
          </table:table-cell>
          <table:table-cell table:style-name="ce9" table:formula="of:=[.E17]/10^-9" office:value-type="float" office:value="434.348561919595" calcext:value-type="float">
            <text:p>434.348561919595</text:p>
          </table:table-cell>
          <table:table-cell table:style-name="ce9" table:formula="of:=(2*ABS([.F17]-[.$F$1])/([.F17]+[.$F$1]))*100" office:value-type="float" office:value="0.06876149563" calcext:value-type="float">
            <text:p>0.06876149563</text:p>
          </table:table-cell>
          <table:table-cell table:number-columns-repeated="7"/>
          <table:table-cell table:style-name="ce9" table:formula="of:=([.E17]^-1)*SQRT((((COS((([.C17]+(3.14159/3))/2)*(3.14159/180)))/(2*[.$R$2]))*1/60)^2+((1/(2*[.$R$2]))*0.012748)^2+(((2*SIN((([.C17]+(3.14159/3))/2)*(3.14159/180))-[.$R$3])/(2*[.$R$2]^2))*4.65*10^-16)^2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2" table:number-rows-spanned="1">
            <text:p>GRATING (15kl/in)</text:p>
          </table:table-cell>
          <table:covered-table-cell/>
          <table:table-cell table:style-name="ce2" table:number-columns-repeated="2"/>
          <table:table-cell table:style-name="ce3"/>
          <table:table-cell/>
          <table:table-cell table:style-name="ce9" table:formula="of:=AVERAGE([.G3:.G17])" office:value-type="float" office:value="1.817041299" calcext:value-type="float">
            <text:p>1.81704129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_m</text:p>
          </table:table-cell>
          <table:table-cell table:style-name="ce4" office:value-type="string" calcext:value-type="string">
            <text:p>arcmin</text:p>
          </table:table-cell>
          <table:table-cell table:style-name="ce2" office:value-type="string" calcext:value-type="string">
            <text:p>Final</text:p>
          </table:table-cell>
          <table:table-cell table:style-name="ce2"/>
          <table:table-cell table:style-name="ce3"/>
          <table:table-cell table:number-columns-repeated="2"/>
          <table:table-cell table:style-name="ce8" office:value-type="string" calcext:value-type="string">
            <text:p>err</text:p>
          </table:table-cell>
          <table:table-cell table:number-columns-repeated="1016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4.4666666666667" calcext:value-type="float">
            <text:p>14.4666666666667</text:p>
          </table:table-cell>
          <table:table-cell table:style-name="ce2" office:value-type="string" calcext:value-type="string">
            <text:p>Violet</text:p>
          </table:table-cell>
          <table:table-cell table:style-name="ce3" table:formula="of:=((590550^-1)*SIN([.C20]*(3.14159/180)))/1" office:value-type="float" office:value="0.000000423023469207327" calcext:value-type="float">
            <text:p>4.23023469207327E-07</text:p>
          </table:table-cell>
          <table:table-cell table:style-name="ce9" table:formula="of:=[.E20]/10^-9" office:value-type="float" office:value="423.023469207327" calcext:value-type="float">
            <text:p>423.023469207327</text:p>
          </table:table-cell>
          <table:table-cell table:style-name="ce9" table:formula="of:=(2*ABS([.F20]-[.$F$1])/([.F20]+[.$F$1]))*100" office:value-type="float" office:value="2.573065481" calcext:value-type="float">
            <text:p>2.573065481</text:p>
          </table:table-cell>
          <table:table-cell table:style-name="ce9" table:formula="of:=((1/590550)*COS([.C20]*3.14159/180)*(5/60)*3.14159/180)/10^-9" office:value-type="float" office:value="2.38476703954888" calcext:value-type="float">
            <text:p>2.38476703954888</text:p>
          </table:table-cell>
          <table:table-cell table:number-columns-repeated="4"/>
          <table:table-cell table:style-name="ce8" office:value-type="string" calcext:value-type="string">
            <text:p>Red</text:p>
          </table:table-cell>
          <table:table-cell table:style-name="ce9" table:formula="of:=AVERAGE([.F22];[.F25];[.F28])" office:value-type="float" office:value="661.1581642" calcext:value-type="float">
            <text:p>661.1581642</text:p>
          </table:table-cell>
          <table:table-cell table:style-name="ce9" table:formula="of:=AVERAGE([.H22];[.H25];[.H28])" office:value-type="float" office:value="2.267258539" calcext:value-type="float">
            <text:p>2.267258539</text:p>
          </table:table-cell>
          <table:table-cell table:number-columns-repeated="1009"/>
        </table:table-row>
        <table:table-row table:style-name="ro1">
          <table:table-cell table:style-name="ce3" office:value-type="float" office:value="16.5" calcext:value-type="float">
            <text:p>16.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.9" calcext:value-type="float">
            <text:p>16.9</text:p>
          </table:table-cell>
          <table:table-cell table:style-name="ce2" office:value-type="string" calcext:value-type="string">
            <text:p>Teal</text:p>
          </table:table-cell>
          <table:table-cell table:style-name="ce3" table:formula="of:=((590550^-1)*SIN([.C21]*(3.14159/180)))/1" office:value-type="float" office:value="0.0000004922562953437" calcext:value-type="float">
            <text:p>4.922562953437E-07</text:p>
          </table:table-cell>
          <table:table-cell table:style-name="ce9" table:formula="of:=[.E21]/10^-9" office:value-type="float" office:value="492.2562953437" calcext:value-type="float">
            <text:p>492.2562953437</text:p>
          </table:table-cell>
          <table:table-cell table:style-name="ce9" table:formula="of:=(2*ABS([.F21]-[.$E$1])/([.F21]+[.$E$1]))*100" office:value-type="float" office:value="1.250269522" calcext:value-type="float">
            <text:p>1.250269522</text:p>
          </table:table-cell>
          <table:table-cell table:style-name="ce9" table:formula="of:=((1/590550)*COS([.C21]*3.14159/180)*(5/60)*3.14159/180)/10^-9" office:value-type="float" office:value="2.35649458529963" calcext:value-type="float">
            <text:p>2.35649458529963</text:p>
          </table:table-cell>
          <table:table-cell table:number-columns-repeated="4"/>
          <table:table-cell table:style-name="ce8" office:value-type="string" calcext:value-type="string">
            <text:p>Blue</text:p>
          </table:table-cell>
          <table:table-cell table:style-name="ce9" table:formula="of:=AVERAGE([.F21];[.F24];[.F27])" office:value-type="float" office:value="486.753549" calcext:value-type="float">
            <text:p>486.753549</text:p>
          </table:table-cell>
          <table:table-cell table:style-name="ce9" table:formula="of:=AVERAGE([.H21];[.H24];[.H27])" office:value-type="float" office:value="2.358903809" calcext:value-type="float">
            <text:p>2.358903809</text:p>
          </table:table-cell>
          <table:table-cell table:number-columns-repeated="1009"/>
        </table:table-row>
        <table:table-row table:style-name="ro1">
          <table:table-cell table:style-name="ce3" office:value-type="float" office:value="23.5" calcext:value-type="float">
            <text:p>23.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.7166666666667" calcext:value-type="float">
            <text:p>23.7166666666667</text:p>
          </table:table-cell>
          <table:table-cell table:style-name="ce2" office:value-type="string" calcext:value-type="string">
            <text:p>Red</text:p>
          </table:table-cell>
          <table:table-cell table:style-name="ce3" table:formula="of:=((590550^-1)*SIN([.C22]*(3.14159/180)))/1" office:value-type="float" office:value="0.000000681083388352013" calcext:value-type="float">
            <text:p>6.81083388352013E-07</text:p>
          </table:table-cell>
          <table:table-cell table:style-name="ce9" table:formula="of:=[.E22]/10^-9" office:value-type="float" office:value="681.083388352013" calcext:value-type="float">
            <text:p>681.083388352013</text:p>
          </table:table-cell>
          <table:table-cell table:style-name="ce9" table:formula="of:=(2*ABS([.F22]-[.$D$1])/([.F22]+[.$D$1]))*100" office:value-type="float" office:value="3.70929675" calcext:value-type="float">
            <text:p>3.70929675</text:p>
          </table:table-cell>
          <table:table-cell table:style-name="ce9" table:formula="of:=((1/590550)*COS([.C22]*3.14159/180)*(5/60)*3.14159/180)/10^-9" office:value-type="float" office:value="2.25485771748586" calcext:value-type="float">
            <text:p>2.25485771748586</text:p>
          </table:table-cell>
          <table:table-cell table:number-columns-repeated="4"/>
          <table:table-cell table:style-name="ce8" office:value-type="string" calcext:value-type="string">
            <text:p>Purp</text:p>
          </table:table-cell>
          <table:table-cell table:style-name="ce9" table:formula="of:=AVERAGE([.F20];[.F23];[.F26])" office:value-type="float" office:value="430.6477402" calcext:value-type="float">
            <text:p>430.6477402</text:p>
          </table:table-cell>
          <table:table-cell table:style-name="ce9" table:formula="of:=AVERAGE([.H20];[.H23];[.H26])" office:value-type="float" office:value="2.381864493" calcext:value-type="float">
            <text:p>2.381864493</text:p>
          </table:table-cell>
          <table:table-cell table:number-columns-repeated="1009"/>
        </table:table-row>
        <table:table-row table:style-name="ro1">
          <table:table-cell table:style-name="ce3" office:value-type="float" office:value="14.5" calcext:value-type="float">
            <text:p>14.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.9" calcext:value-type="float">
            <text:p>14.9</text:p>
          </table:table-cell>
          <table:table-cell table:style-name="ce2" office:value-type="string" calcext:value-type="string">
            <text:p>Violet</text:p>
          </table:table-cell>
          <table:table-cell table:style-name="ce3" table:formula="of:=((590550^-1)*SIN([.C23]*(3.14159/180)))/1" office:value-type="float" office:value="0.000000435412041117934" calcext:value-type="float">
            <text:p>4.35412041117934E-07</text:p>
          </table:table-cell>
          <table:table-cell table:style-name="ce9" table:formula="of:=[.E23]/10^-9" office:value-type="float" office:value="435.412041117934" calcext:value-type="float">
            <text:p>435.412041117934</text:p>
          </table:table-cell>
          <table:table-cell table:style-name="ce9" table:formula="of:=(2*ABS([.F23]-[.$F$1])/([.F23]+[.$F$1]))*100" office:value-type="float" office:value="0.3133066318" calcext:value-type="float">
            <text:p>0.3133066318</text:p>
          </table:table-cell>
          <table:table-cell table:style-name="ce9" table:formula="of:=((1/590550)*COS([.C23]*3.14159/180)*(5/60)*3.14159/180)/10^-9" office:value-type="float" office:value="2.38004559816825" calcext:value-type="float">
            <text:p>2.38004559816825</text:p>
          </table:table-cell>
          <table:table-cell table:number-columns-repeated="1016"/>
        </table:table-row>
        <table:table-row table:style-name="ro1">
          <table:table-cell table:style-name="ce3" office:value-type="float" office:value="16.5" calcext:value-type="float">
            <text:p>16.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.5833333333333" calcext:value-type="float">
            <text:p>16.5833333333333</text:p>
          </table:table-cell>
          <table:table-cell table:style-name="ce2" office:value-type="string" calcext:value-type="string">
            <text:p>Teal</text:p>
          </table:table-cell>
          <table:table-cell table:style-name="ce3" table:formula="of:=((590550^-1)*SIN([.C24]*(3.14159/180)))/1" office:value-type="float" office:value="0.000000483294143221565" calcext:value-type="float">
            <text:p>4.83294143221565E-07</text:p>
          </table:table-cell>
          <table:table-cell table:style-name="ce9" table:formula="of:=[.E24]/10^-9" office:value-type="float" office:value="483.294143221565" calcext:value-type="float">
            <text:p>483.294143221565</text:p>
          </table:table-cell>
          <table:table-cell table:style-name="ce9" table:formula="of:=(2*ABS([.F24]-[.$E$1])/([.F24]+[.$E$1]))*100" office:value-type="float" office:value="0.5871170927" calcext:value-type="float">
            <text:p>0.5871170927</text:p>
          </table:table-cell>
          <table:table-cell table:style-name="ce9" table:formula="of:=((1/590550)*COS([.C24]*3.14159/180)*(5/60)*3.14159/180)/10^-9" office:value-type="float" office:value="2.36041557719282" calcext:value-type="float">
            <text:p>2.36041557719282</text:p>
          </table:table-cell>
          <table:table-cell table:number-columns-repeated="1016"/>
        </table:table-row>
        <table:table-row table:style-name="ro1">
          <table:table-cell table:style-name="ce3" office:value-type="float" office:value="22.5" calcext:value-type="float">
            <text:p>22.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.6" calcext:value-type="float">
            <text:p>22.6</text:p>
          </table:table-cell>
          <table:table-cell table:style-name="ce2" office:value-type="string" calcext:value-type="string">
            <text:p>Red</text:p>
          </table:table-cell>
          <table:table-cell table:style-name="ce3" table:formula="of:=((590550^-1)*SIN([.C25]*(3.14159/180)))/1" office:value-type="float" office:value="0.000000650740860335483" calcext:value-type="float">
            <text:p>6.50740860335483E-07</text:p>
          </table:table-cell>
          <table:table-cell table:style-name="ce9" table:formula="of:=[.E25]/10^-9" office:value-type="float" office:value="650.740860335483" calcext:value-type="float">
            <text:p>650.740860335483</text:p>
          </table:table-cell>
          <table:table-cell table:style-name="ce9" table:formula="of:=(2*ABS([.F25]-[.$D$1])/([.F25]+[.$D$1]))*100" office:value-type="float" office:value="0.8475977442" calcext:value-type="float">
            <text:p>0.8475977442</text:p>
          </table:table-cell>
          <table:table-cell table:style-name="ce9" table:formula="of:=((1/590550)*COS([.C25]*3.14159/180)*(5/60)*3.14159/180)/10^-9" office:value-type="float" office:value="2.27373445675167" calcext:value-type="float">
            <text:p>2.27373445675167</text:p>
          </table:table-cell>
          <table:table-cell table:number-columns-repeated="1016"/>
        </table:table-row>
        <table:table-row table:style-name="ro1">
          <table:table-cell table:style-name="ce3" office:value-type="float" office:value="14.5" calcext:value-type="float">
            <text:p>14.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.8333333333333" calcext:value-type="float">
            <text:p>14.8333333333333</text:p>
          </table:table-cell>
          <table:table-cell table:style-name="ce2" office:value-type="string" calcext:value-type="string">
            <text:p>Violet</text:p>
          </table:table-cell>
          <table:table-cell table:style-name="ce3" table:formula="of:=((590550^-1)*SIN([.C26]*(3.14159/180)))/1" office:value-type="float" office:value="0.000000433507710327133" calcext:value-type="float">
            <text:p>4.33507710327133E-07</text:p>
          </table:table-cell>
          <table:table-cell table:style-name="ce9" table:formula="of:=[.E26]/10^-9" office:value-type="float" office:value="433.507710327133" calcext:value-type="float">
            <text:p>433.507710327133</text:p>
          </table:table-cell>
          <table:table-cell table:style-name="ce9" table:formula="of:=(2*ABS([.F26]-[.$F$1])/([.F26]+[.$F$1]))*100" office:value-type="float" office:value="0.1250152391" calcext:value-type="float">
            <text:p>0.1250152391</text:p>
          </table:table-cell>
          <table:table-cell table:style-name="ce9" table:formula="of:=((1/590550)*COS([.C26]*3.14159/180)*(5/60)*3.14159/180)/10^-9" office:value-type="float" office:value="2.38078084171104" calcext:value-type="float">
            <text:p>2.38078084171104</text:p>
          </table:table-cell>
          <table:table-cell table:number-columns-repeated="1016"/>
        </table:table-row>
        <table:table-row table:style-name="ro1">
          <table:table-cell table:style-name="ce3" office:value-type="float" office:value="16.5" calcext:value-type="float">
            <text:p>16.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.6333333333333" calcext:value-type="float">
            <text:p>16.6333333333333</text:p>
          </table:table-cell>
          <table:table-cell table:style-name="ce2" office:value-type="string" calcext:value-type="string">
            <text:p>Teal</text:p>
          </table:table-cell>
          <table:table-cell table:style-name="ce3" table:formula="of:=((590550^-1)*SIN([.C27]*(3.14159/180)))/1" office:value-type="float" office:value="0.000000484710208363679" calcext:value-type="float">
            <text:p>4.84710208363679E-07</text:p>
          </table:table-cell>
          <table:table-cell table:style-name="ce9" table:formula="of:=[.E27]/10^-9" office:value-type="float" office:value="484.710208363679" calcext:value-type="float">
            <text:p>484.710208363679</text:p>
          </table:table-cell>
          <table:table-cell table:style-name="ce9" table:formula="of:=(2*ABS([.F27]-[.$E$1])/([.F27]+[.$E$1]))*100" office:value-type="float" office:value="0.2945442302" calcext:value-type="float">
            <text:p>0.2945442302</text:p>
          </table:table-cell>
          <table:table-cell table:style-name="ce9" table:formula="of:=((1/590550)*COS([.C27]*3.14159/180)*(5/60)*3.14159/180)/10^-9" office:value-type="float" office:value="2.35980126363344" calcext:value-type="float">
            <text:p>2.35980126363344</text:p>
          </table:table-cell>
          <table:table-cell table:number-columns-repeated="1016"/>
        </table:table-row>
        <table:table-row table:style-name="ro1">
          <table:table-cell table:style-name="ce3" office:value-type="float" office:value="22.5" calcext:value-type="float">
            <text:p>22.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.6333333333333" calcext:value-type="float">
            <text:p>22.6333333333333</text:p>
          </table:table-cell>
          <table:table-cell table:style-name="ce2" office:value-type="string" calcext:value-type="string">
            <text:p>Red</text:p>
          </table:table-cell>
          <table:table-cell table:style-name="ce3" table:formula="of:=((590550^-1)*SIN([.C28]*(3.14159/180)))/1" office:value-type="float" office:value="0.000000651650243940955" calcext:value-type="float">
            <text:p>6.51650243940955E-07</text:p>
          </table:table-cell>
          <table:table-cell table:style-name="ce9" table:formula="of:=[.E28]/10^-9" office:value-type="float" office:value="651.650243940955" calcext:value-type="float">
            <text:p>651.650243940955</text:p>
          </table:table-cell>
          <table:table-cell table:style-name="ce9" table:formula="of:=(2*ABS([.F28]-[.$D$1])/([.F28]+[.$D$1]))*100" office:value-type="float" office:value="0.7079515258" calcext:value-type="float">
            <text:p>0.7079515258</text:p>
          </table:table-cell>
          <table:table-cell table:style-name="ce9" table:formula="of:=((1/590550)*COS([.C28]*3.14159/180)*(5/60)*3.14159/180)/10^-9" office:value-type="float" office:value="2.27318344236456" calcext:value-type="float">
            <text:p>2.27318344236456</text:p>
          </table:table-cell>
          <table:table-cell table:number-columns-repeated="1016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roid Sans Mono&quot;" svg:font-family="'&quot;Droid Sans Mono&quot;'"/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37" meta:object-count="0"/>
    <meta:generator>LibreOfficeDev/6.0.5.2$Linux_X86_64 LibreOffice_project/</meta:generator>
  </office:meta>
</office:document-meta>
</file>